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officeooo:rsid="001f450d" officeooo:paragraph-rsid="001f450d"/>
    </style:style>
    <style:style style:name="P2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1f450d" officeooo:paragraph-rsid="001f450d"/>
    </style:style>
    <style:style style:name="P3" style:family="paragraph" style:parent-style-name="Standard">
      <style:paragraph-properties fo:text-align="center" style:justify-single-word="false"/>
      <style:text-properties fo:font-size="13pt" officeooo:rsid="001f450d" officeooo:paragraph-rsid="001f450d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f450d" officeooo:paragraph-rsid="001f450d" style:font-size-asian="13pt" style:font-size-complex="13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officeooo:rsid="001f450d" officeooo:paragraph-rsid="001f450d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f450d" officeooo:paragraph-rsid="001f450d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233842" officeooo:paragraph-rsid="00256f87"/>
    </style:style>
    <style:style style:name="P8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1f450d" officeooo:paragraph-rsid="001f450d" style:font-size-asian="13pt" style:font-size-complex="13pt"/>
    </style:style>
    <style:style style:name="P9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2d512" officeooo:paragraph-rsid="0022d512" style:font-size-asian="13pt" style:font-size-complex="13pt"/>
    </style:style>
    <style:style style:name="P10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2d512" officeooo:paragraph-rsid="00233842" style:font-size-asian="13pt" style:font-size-complex="13pt"/>
    </style:style>
    <style:style style:name="P11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33842" officeooo:paragraph-rsid="00233842" style:font-size-asian="13pt" style:font-size-complex="13pt"/>
    </style:style>
    <style:style style:name="P12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1f7149" officeooo:paragraph-rsid="001f7149" style:font-size-asian="13pt" style:font-size-complex="13pt"/>
    </style:style>
    <style:style style:name="P13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8a0a1" officeooo:paragraph-rsid="0028a0a1" style:font-size-asian="13pt" style:font-size-complex="13pt"/>
    </style:style>
    <style:style style:name="P14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2d512" officeooo:paragraph-rsid="0022d512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33842" officeooo:paragraph-rsid="00233842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8a0a1" officeooo:paragraph-rsid="0028a0a1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normal" officeooo:rsid="0028a0a1" officeooo:paragraph-rsid="0028a0a1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276efa" officeooo:paragraph-rsid="00276efa"/>
    </style:style>
    <style:style style:name="P19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weight="bold" officeooo:rsid="00276efa" officeooo:paragraph-rsid="00276efa" style:font-weight-asian="bold" style:font-weight-complex="bold"/>
    </style:style>
    <style:style style:name="P20" style:family="paragraph" style:parent-style-name="Standard" style:master-page-name="">
      <style:paragraph-properties fo:margin-left="0.764cm" fo:margin-right="0cm" fo:text-align="start" style:justify-single-word="false" fo:text-indent="0cm" style:auto-text-indent="false" style:page-number="auto"/>
      <style:text-properties fo:font-size="13pt" officeooo:rsid="001f450d" officeooo:paragraph-rsid="001f450d" style:font-size-asian="13pt" style:font-size-complex="13pt"/>
    </style:style>
    <style:style style:name="P21" style:family="paragraph" style:parent-style-name="Standard" style:master-page-name="">
      <style:paragraph-properties fo:margin-left="0.764cm" fo:margin-right="0cm" fo:text-align="start" style:justify-single-word="false" fo:text-indent="0cm" style:auto-text-indent="false" style:page-number="auto"/>
      <style:text-properties fo:font-size="13pt" officeooo:rsid="001f7149" officeooo:paragraph-rsid="001f7149" style:font-size-asian="13pt" style:font-size-complex="13pt"/>
    </style:style>
    <style:style style:name="P22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fo:font-size="13pt" officeooo:rsid="001f450d" officeooo:paragraph-rsid="001f450d" style:font-size-asian="13pt" style:font-size-complex="13pt"/>
    </style:style>
    <style:style style:name="P23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fo:font-size="13pt" style:text-underline-style="solid" style:text-underline-width="auto" style:text-underline-color="font-color" officeooo:rsid="001f450d" officeooo:paragraph-rsid="001f450d" style:font-size-asian="13pt" style:font-size-complex="13pt"/>
    </style:style>
    <style:style style:name="P24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officeooo:rsid="001f450d" officeooo:paragraph-rsid="001f450d" style:font-size-asian="13pt" style:font-size-complex="13pt"/>
    </style:style>
    <style:style style:name="P25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officeooo:rsid="001f7149" officeooo:paragraph-rsid="001f7149" style:font-size-asian="13pt" style:font-size-complex="13pt"/>
    </style:style>
    <style:style style:name="P26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officeooo:rsid="001f450d" officeooo:paragraph-rsid="001f450d" style:font-size-asian="13pt" style:font-size-complex="13pt"/>
    </style:style>
    <style:style style:name="P27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officeooo:rsid="001f7149" officeooo:paragraph-rsid="001f7149" style:font-size-asian="13pt" style:font-size-complex="13pt"/>
    </style:style>
    <style:style style:name="P28" style:family="paragraph" style:parent-style-name="Standard" style:master-page-name="">
      <style:paragraph-properties fo:margin-left="0.794cm" fo:margin-right="0cm" fo:text-align="start" style:justify-single-word="false" fo:text-indent="0cm" style:auto-text-indent="false" style:page-number="auto"/>
      <style:text-properties fo:font-size="13pt" officeooo:rsid="001f450d" officeooo:paragraph-rsid="001f450d" style:font-size-asian="13pt" style:font-size-complex="13pt"/>
    </style:style>
    <style:style style:name="T1" style:family="text">
      <style:text-properties officeooo:rsid="00233842"/>
    </style:style>
    <style:style style:name="T2" style:family="text">
      <style:text-properties officeooo:rsid="00256f87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56f87" style:font-size-asian="13pt" style:font-size-complex="13pt"/>
    </style:style>
    <style:style style:name="T5" style:family="text">
      <style:text-properties fo:font-size="13pt" style:font-size-asian="11.3500003814697pt" style:font-size-complex="13pt"/>
    </style:style>
    <style:style style:name="T6" style:family="text">
      <style:text-properties style:font-name="Liberation Mono" fo:font-size="10pt" officeooo:rsid="00256f87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2cm" fo:text-indent="-0.635cm" fo:margin-left="7.6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M d'aro</text:p>
      <text:p text:style-name="P3"/>
      <text:p text:style-name="P6">Question 1</text:p>
      <text:p text:style-name="P4"/>
      <text:p text:style-name="P22">Des contraintes différentes s'appliquent aux huiles en fonction de leur type, végétal ou animal, il est donc intéressant de les déclarer dans un ensemble différent.<text:line-break/>Seulement des contraintes s'appliquent aussi aux deux ensembles, c'est là que l'union est intéressante. </text:p>
      <text:p text:style-name="P24">On a procédé de la manière suivante :</text:p>
      <text:list xml:id="list5408254986366964616" text:style-name="L1">
        <text:list-item>
          <text:p text:style-name="P5">on a créé un set végétal</text:p>
        </text:list-item>
        <text:list-item>
          <text:p text:style-name="P5">on a créé un set animal</text:p>
        </text:list-item>
        <text:list-item>
          <text:p text:style-name="P5">on a créé un set huile qui est en fait l'union des deux précédents sets</text:p>
        </text:list-item>
      </text:list>
      <text:p text:style-name="P24">L'intérêt c'est de pouvoir généraliser certaines contraintes entre les deux types d'huiles.</text:p>
      <text:p text:style-name="P24"/>
      <text:p text:style-name="P6">Question 2</text:p>
      <text:p text:style-name="P28"/>
      <text:p text:style-name="P23">Version 1 (pas de stock ni de dureté)</text:p>
      <text:p text:style-name="P24"/>
      <text:p text:style-name="P20">On considère que l'huile achetée est directement raffinée puis vendue.</text:p>
      <text:p text:style-name="P8"/>
      <text:p text:style-name="P8">Au début la stratégie est simple on achète l'huile la moins chère en quantité maximale pour la revendre immédiatement.</text:p>
      <text:p text:style-name="P8"/>
      <text:p text:style-name="P14">Les paramètres :</text:p>
      <text:p text:style-name="P10"><text:s text:c="3"/><text:tab/>la limite de raffinage/achat d'huiles végétales lim_veg </text:p>
      <text:p text:style-name="P10"><text:span text:style-name="T1"><text:tab/><text:tab/>(tonne d'huile/mois)</text:span></text:p>
      <text:p text:style-name="P10"><text:s text:c="3"/><text:tab/>la limite de raffinage/achat d'huiles animales lim_ani </text:p>
      <text:p text:style-name="P10"><text:span text:style-name="T1"><text:tab/><text:tab/>(tonne d'huile/mois)</text:span></text:p>
      <text:p text:style-name="P10"><text:s text:c="3"/><text:tab/>le prix de vente d'une huile raffinée prix_vente </text:p>
      <text:p text:style-name="P10"><text:span text:style-name="T1"><text:tab/><text:tab/>(euros)</text:span></text:p>
      <text:p text:style-name="P9"><text:s text:c="3"/><text:tab/>le prix d'achat d'une huile qui varie en fonction du type d'huile et du mois prix_achat <text:tab/><text:tab/><text:span text:style-name="T1">(euros(huile*mois))</text:span></text:p>
      <text:p text:style-name="P15">Les contraintes :</text:p>
      <text:p text:style-name="P11"><text:tab/>achat/raffinage d'huiles végétales par mois ≤ lim_veg</text:p>
      <text:p text:style-name="P11"><text:tab/>achat/raffinage d'huiles animales par mois ≤ lim_ani </text:p>
      <text:p text:style-name="P15">Objectif :</text:p>
      <text:p text:style-name="P11"><text:tab/><text:span text:style-name="T2">C est de maximiser un profit donc d'acheter les huiles les moins chères chaque mois pour les revendre chaque mois.</text:span></text:p>
      <text:p text:style-name="P7"><text:span text:style-name="T3"><text:tab/></text:span><text:span text:style-name="T4">Donc on a une variable calculée profit_mois</text:span><text:span text:style-name="T2"><text:line-break/></text:span><text:span text:style-name="T6">profit_mois[m] = </text:span></text:p>
      <text:p text:style-name="P7"><text:span text:style-name="T6"><text:tab/>sum {h in HUILE} (achat_mois[m,h] * prix_vente </text:span></text:p>
      <text:p text:style-name="P7"><text:span text:style-name="T6"><text:tab/><text:tab/><text:tab/><text:tab/><text:tab/><text:tab/>– achat_mois[m,h] * prix_achat[m,h]) ;</text:span></text:p>
      <text:p text:style-name="P7"><text:span text:style-name="T6"/></text:p>
      <text:p text:style-name="P18"><text:tab/><text:span text:style-name="T5">Et donc notre objectif c'est de maximiser la somme de tous les profits du mois.</text:span></text:p>
      <text:p text:style-name="P19"><text:span text:style-name="T5">Variable :</text:span></text:p>
      <text:p text:style-name="P18"><text:span text:style-name="T5"><text:tab/>Ce qu'on ne connaît pas c'est la quantité d'huiles achetés chaque mois, qu'on a nommé dans notre modélisation achat_mois qui dépend de l'huile et du mois.</text:span></text:p>
      <text:p text:style-name="P2"/>
      <text:p text:style-name="P2"/>
      <text:p text:style-name="P1"><text:soft-page-break/></text:p>
      <text:p text:style-name="P24"/>
      <text:p text:style-name="P26">Version 2 (avec dureté sans stock)</text:p>
      <text:p text:style-name="P24"/>
      <text:p text:style-name="P20">On considère que l'huile achetée est directement raffinée puis vendue.</text:p>
      <text:p text:style-name="P13">On considère aussi que la contrainte sur la dureté se fait chaque mois.</text:p>
      <text:p text:style-name="P8"/>
      <text:p text:style-name="P12">C'est la même stratégie à laquelle on ajoute la contrainte sur la dureté, c'est à dire que lorsqu'on achète l'huile on s'assure que la moyenne totale des duretés pour chaque mois est comprise entre 3 et 6.</text:p>
      <text:p text:style-name="P12"/>
      <text:p text:style-name="P16">Les paramètres ajoutés :</text:p>
      <text:p text:style-name="P16"><text:tab/><text:span text:style-name="T7">La dureté en fonction de l'huile : duretes </text:span></text:p>
      <text:p text:style-name="P16"><text:tab/><text:span text:style-name="T7">La dureté minimale a obtenir après le mélange d'huiles : durete_min</text:span></text:p>
      <text:p text:style-name="P16"><text:span text:style-name="T7"><text:tab/>La dureté maximale à obtenir après le mélange d'huiles : durete_max</text:span></text:p>
      <text:p text:style-name="P16">Les contraintes ajoutées :</text:p>
      <text:p text:style-name="P16"><text:span text:style-name="T7"><text:tab/>On a donc une variable calculée pour nous simplifier les calculs, la variable durete_mois qui est en fait la moyenne des duretés des huiles achetées dans un mois. Et la variable achat_total qui est la quantité totale d'huiles de type confondus achetées dans le mois.</text:span></text:p>
      <text:p text:style-name="P17"><text:tab/>Et donc chaque mois : </text:p>
      <text:p text:style-name="P17"><text:tab/>dureté_mois ≤ durete_max*achat_total</text:p>
      <text:p text:style-name="P17"><text:tab/>dureté_mois ≥ durete_min*achat_total </text:p>
      <text:p text:style-name="P16"/>
      <text:p text:style-name="P16"><text:span text:style-name="T7">L'objectif et les variables ne changent pas.<text:tab/></text:span></text:p>
      <text:p text:style-name="P1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Version 3 (avec stock et dureté)</text:p>
      <text:p text:style-name="P25"/>
      <text:p text:style-name="P21">Maintenant on considère que l'huile achetée est soit stockée pour un usage futur, soit raffinée et revendue.</text:p>
      <text:p text:style-name="P12">On peut également ne pas acheter d'huiles et se servir de celles stockées.</text:p>
      <text:p text:style-name="P12">Il faut aussi prendre en compte le coût du stockage (5€/tonne/mois) afin de savoir quand stocker et vendre telles huiles et donc d'optimiser le profit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0w </meta:initial-creator>
    <meta:creation-date>2014-11-11T16:46:56.761420175</meta:creation-date>
    <dc:date>2014-11-12T17:30:46.976990186</dc:date>
    <dc:creator>Matthieu </dc:creator>
    <meta:editing-duration>PT1H3M14S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3" meta:paragraph-count="49" meta:word-count="509" meta:character-count="3159" meta:non-whitespace-character-count="2646"/>
  </office:meta>
</office:document-meta>
</file>